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otprint</text:p>
          </table:table-cell>
          <table:table-cell table:style-name="Default" office:value-type="string" calcext:value-type="string">
            <text:p>Assembly?</text:p>
          </table:table-cell>
          <table:table-cell office:value-type="string" calcext:value-type="string">
            <text:p>LCSC PN</text:p>
          </table:table-cell>
          <table:table-cell office:value-type="string" calcext:value-type="string">
            <text:p>Price /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/comp type</text:p>
          </table:table-cell>
        </table:table-row>
        <table:table-row table:style-name="ro1">
          <table:table-cell office:value-type="string" calcext:value-type="string">
            <text:p>&gt; <text:s/>C1, C7, C22, C31, C39, C44, C58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2, C4, C13, C15, C17, C19, C28, C36, C41, C55, C67, C72, C76, C79, C83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]*[.F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3, C5, C14, C16, C18, C20, C29, C37, C42, C56, C68, C69, C73, C80, C81, 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formula="of:=[.G4]*[.F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6, C21, C30, C38, C43, C57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[.G5]*[.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8-C12, C23-C27, C32-C35, C40, C45-C54, C59-C66, C77, C85-C9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46" calcext:value-type="float">
            <text:p>46</text:p>
          </table:table-cell>
          <table:table-cell table:formula="of:=[.G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70, C71</text:p>
          </table:table-cell>
          <table:table-cell office:value-type="string" calcext:value-type="string">
            <text:p>1u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G7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4</text:p>
          </table:table-cell>
          <table:table-cell office:value-type="string" calcext:value-type="string">
            <text:p>10mF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8]*[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5</text:p>
          </table:table-cell>
          <table:table-cell office:value-type="string" calcext:value-type="string">
            <text:p>220u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9]*[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0]*[.F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8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1]*[.F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1-D7, D63, D64, D119-D122, D124-D126, D128, D129, D131, D133, D135, D138, D140, D143, D145, D146, D149, D199, D201, D251, D254, D257, D259, D260, D263, D268, D279, D280, D282-D284, D316, D3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ootprints:LED_filament_38mm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43" calcext:value-type="float">
            <text:p>43</text:p>
          </table:table-cell>
          <table:table-cell table:formula="of:=[.G12]*[.F12]" office:value-type="float" office:value="17.63" calcext:value-type="float">
            <text:p>17.63</text:p>
          </table:table-cell>
        </table:table-row>
        <table:table-row table:style-name="ro1">
          <table:table-cell office:value-type="string" calcext:value-type="string">
            <text:p>&gt; <text:s/>D8-D62, D65-D118, D123, D127, D130, D132, D134, D136, D137, D139, D141, D142, D144, D147, D148, D150-D198, D200, D202-D250, D252, D253, D255, D256, D258, D261, D262, D264-D267, D269-D278, D281, D285-D290, D293, D299-D31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159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67" calcext:value-type="float">
            <text:p>267</text:p>
          </table:table-cell>
          <table:table-cell table:formula="of:=[.G13]*[.F13]" office:value-type="float" office:value="1.6287" calcext:value-type="float">
            <text:p>1.6287</text:p>
          </table:table-cell>
        </table:table-row>
        <table:table-row table:style-name="ro1">
          <table:table-cell office:value-type="string" calcext:value-type="string">
            <text:p><text:s text:c="4"/>D296</text:p>
          </table:table-cell>
          <table:table-cell office:value-type="string" calcext:value-type="string">
            <text:p>D_Bridge_+-A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4]*[.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7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5]*[.F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6]*[.F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7]*[.F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Q1-Q9, Q11, Q13, Q15, Q17, Q19-Q29, Q31-Q33, Q35, Q36, Q38, Q39, Q41, Q42, Q44-Q46, Q48, Q49, Q51, Q53, Q54, Q56-Q59, Q61-Q66, Q68, Q70, Q71, Q73, Q75, Q76, Q78-Q80, Q82, Q84, Q85, Q87, Q89, Q91-Q93, Q95, Q97, Q99-Q101, Q103-Q106, Q108, Q110, Q112, Q114, Q115, Q118, Q121, Q123, Q124, Q127, Q129, Q132, Q134, Q136, Q138, Q140, Q142, Q144, Q146, Q148, Q150, Q152, Q15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0526</text:p>
          </table:table-cell>
          <table:table-cell office:value-type="float" office:value="0.0094" calcext:value-type="float">
            <text:p>0.0094</text:p>
          </table:table-cell>
          <table:table-cell office:value-type="float" office:value="100" calcext:value-type="float">
            <text:p>100</text:p>
          </table:table-cell>
          <table:table-cell table:formula="of:=[.G18]*[.F18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&gt; <text:s/>Q10, Q12, Q14, Q16, Q18, Q30, Q34, Q37, Q40, Q43, Q47, Q50, Q52, Q55, Q60, Q67, Q69, Q72, Q74, Q77, Q81, Q83, Q86, Q88, Q90, Q94, Q96, Q98, Q102, Q107, Q109, Q111, Q113, Q116, Q117, Q119, Q120, Q122, Q126, Q128, Q130, Q131, Q133, Q135, Q137, Q139, Q141, Q143, Q145, Q147, Q149, Q151, Q153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326</text:p>
          </table:table-cell>
          <table:table-cell office:value-type="float" office:value="0.0137" calcext:value-type="float">
            <text:p>0.0137</text:p>
          </table:table-cell>
          <table:table-cell office:value-type="float" office:value="53" calcext:value-type="float">
            <text:p>53</text:p>
          </table:table-cell>
          <table:table-cell table:formula="of:=[.G19]*[.F19]"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<text:s text:c="4"/>Q12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0]*[.F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1]*[.F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, R3, R21, R23, R25, R27, R29, R31, R33, R35, R37, R39, R61, R63, R69, R71, R75, R77, R81, R83, R87, R89, R95, R97, R101, R103, R105, R107, R111, R113, R121, R123, R135, R137, R139, R141, R145, R147, R149, R151, R155, R157, R163, R165, R167, R169, R173, R175, R177, R179, R181, R183, R189, R191, R193, R195, R197, R199, R205, R207, R215, R217, R219, R221, R223, R225, R227, R229, R232, R233, R237, R242, R249, R251, R260, R262, R264, R265, R271, R273, R275, R277, R279, R281, R283, R285, R287, R289, R291, R293, R295, R297, R299, R301, R303, R305, R307, R309, R311, R313, R315, R317, R3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03" calcext:value-type="float">
            <text:p>103</text:p>
          </table:table-cell>
          <table:table-cell table:formula="of:=[.G22]*[.F22]" office:value-type="float" office:value="0.0824" calcext:value-type="float">
            <text:p>0.0824</text:p>
          </table:table-cell>
        </table:table-row>
        <table:table-row table:style-name="ro1">
          <table:table-cell office:value-type="string" calcext:value-type="string">
            <text:p>&gt; <text:s/>R4, R6, R8, R10, R12, R14, R16, R40, R42, R44, R46, R48, R50, R54, R56, R58, R64, R66, R72, R78, R84, R92, R98, R108, R114, R116, R124, R126, R130, R132, R142, R152, R158, R160, R170, R186, R200, R202, R208, R210, R212, R230, R231, R239, R247, R250, R257-R259, R2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- mixed values --</text:p>
          </table:table-cell>
          <table:table-cell office:value-type="float" office:value="50" calcext:value-type="float">
            <text:p>50</text:p>
          </table:table-cell>
          <table:table-cell table:formula="of:=[.G23]*[.F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&gt; <text:s/>R5, R7, R9, R11, R13, R15, R17, R41, R43, R45, R47, R49, R51, R55, R57, R59, R65, R67, R73, R79, R85, R93, R99, R109, R115, R117, R125, R127, R131, R133, R143, R153, R159, R161, R171, R187, R201, R203, R209, R211, R2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9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41" calcext:value-type="float">
            <text:p>41</text:p>
          </table:table-cell>
          <table:table-cell table:formula="of:=[.G24]*[.F24]"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&gt; <text:s/>R18, R52, R90, R118, R128, R184, R236, R244, R255, R256, R2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" calcext:value-type="float">
            <text:p>11</text:p>
          </table:table-cell>
          <table:table-cell table:formula="of:=[.G25]*[.F25]"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&gt; <text:s/>R19, R53, R91, R119, R129, R1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6" calcext:value-type="float">
            <text:p>6</text:p>
          </table:table-cell>
          <table:table-cell table:formula="of:=[.G26]*[.F26]"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&gt; <text:s/>R20, R22, R24, R26, R28, R30, R32, R34, R36, R38, R60, R62, R68, R70, R74, R76, R80, R82, R86, R88, R94, R96, R100, R102, R104, R106, R110, R112, R120, R122, R134, R136, R138, R140, R144, R146, R148, R150, R154, R156, R162, R164, R166, R168, R172, R174, R176, R178, R180, R182, R188, R190, R192, R194, R196, R198, R204, R206, R214, R216, R218, R220, R222, R224, R226, R228, R272, R274, R276, R278, R280, R282, R284, R286, R288, R290, R292, R294, R296, R298, R300, R302, R304, R306, R308, R310, R312, R314, R316, R3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78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[.G27]*[.F27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<text:s text:c="4"/>R23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8]*[.F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5, R241, R243, R24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" calcext:value-type="float">
            <text:p>4</text:p>
          </table:table-cell>
          <table:table-cell table:formula="of:=[.G29]*[.F29]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<text:s text:c="4"/>R24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0]*[.F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52-R2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1]*[.F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2]*[.F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67, R269, R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3]*[.F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4]*[.F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320-R3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-- mixed values --</text:p>
          </table:table-cell>
          <table:table-cell office:value-type="float" office:value="3" calcext:value-type="float">
            <text:p>3</text:p>
          </table:table-cell>
          <table:table-cell table:formula="of:=[.G35]*[.F3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6]*[.F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7]*[.F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8]*[.F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9]*[.F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40]*[.F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1]*[.F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6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2]*[.F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3]*[.F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50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4]*[.F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5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5]*[.F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6]*[.F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7]*[.F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8]*[.F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9]*[.F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0]*[.F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1]*[.F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2]*[.F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3]*[.F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4]*[.F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NB components</text:p>
          </table:table-cell>
          <table:table-cell office:value-type="string" calcext:value-type="string">
            <text:p>Single brd cost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2:.G54])" office:value-type="float" office:value="906" calcext:value-type="float">
            <text:p>906</text:p>
          </table:table-cell>
          <table:table-cell table:formula="of:=SUM([.H2:.H54])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1:05:27.172957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1:31:40.833687023</meta:creation-date>
    <dc:date>2023-09-27T12:56:35.950968685</dc:date>
    <meta:editing-duration>PT1H55M27S</meta:editing-duration>
    <meta:editing-cycles>3</meta:editing-cycles>
    <meta:generator>LibreOffice/7.5.5.2$Linux_X86_64 LibreOffice_project/50$Build-2</meta:generator>
    <meta:document-statistic meta:table-count="1" meta:cell-count="333" meta:object-count="0"/>
  </office:meta>
</office:document-meta>
</file>